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style:font-name-asian="Helvetica1" style:font-size-asian="12pt" style:font-name-complex="Helvetica1"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6493760" text:id="ct506493760">
          <text:insertion>
            <office:change-info>
              <dc:creator>Bob Jacobsen</dc:creator>
              <dc:date>2012-12-31T20:47:00</dc:date>
            </office:change-info>
          </text:insertion>
        </text:changed-region>
        <text:changed-region xml:id="ct394174272" text:id="ct394174272">
          <text:deletion>
            <office:change-info>
              <dc:creator>Bob Jacobsen</dc:creator>
              <dc:date>2012-09-19T09:04:00</dc:date>
            </office:change-info>
            <text:p text:style-name="List_20_Contents">message</text:p>
          </text:deletion>
        </text:changed-region>
        <text:changed-region xml:id="ct394134000" text:id="ct394134000">
          <text:insertion>
            <office:change-info>
              <dc:creator>Bob Jacobsen</dc:creator>
              <dc:date>2012-09-19T09:04:00</dc:date>
            </office:change-info>
          </text:insertion>
        </text:changed-region>
        <text:changed-region xml:id="ct170034304" text:id="ct170034304">
          <text:insertion>
            <office:change-info>
              <dc:creator>Bob Jacobsen</dc:creator>
              <dc:date>2012-12-31T20:48:00</dc:date>
            </office:change-info>
          </text:insertion>
        </text:changed-region>
        <text:changed-region xml:id="ct278844880" text:id="ct278844880">
          <text:deletion>
            <office:change-info>
              <dc:creator>Bob Jacobsen</dc:creator>
              <dc:date>2012-12-31T20:48:00</dc:date>
            </office:change-info>
            <text:p text:style-name="List_20_Contents">70</text:p>
          </text:deletion>
        </text:changed-region>
        <text:changed-region xml:id="ct169995728" text:id="ct169995728">
          <text:insertion>
            <office:change-info>
              <dc:creator>Bob Jacobsen</dc:creator>
              <dc:date>2012-12-31T20:50:00</dc:date>
            </office:change-info>
          </text:insertion>
        </text:changed-region>
        <text:changed-region xml:id="ct261764096" text:id="ct261764096">
          <text:insertion>
            <office:change-info>
              <dc:creator>Bob Jacobsen</dc:creator>
              <dc:date>2012-09-19T09:02:00</dc:date>
            </office:change-info>
          </text:insertion>
        </text:changed-region>
        <text:changed-region xml:id="ct261890864" text:id="ct261890864">
          <text:insertion>
            <office:change-info>
              <dc:creator>Bob Jacobsen</dc:creator>
              <dc:date>2012-09-19T09: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 and which are then written NIDa, DIDa and SIDa. </text:p>
      <text:p text:style-name="List_20_Heading"><text:change-start text:change-id="ct506493760"/>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506493760"/>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394174272"/><text:change-start text:change-id="ct394134000"/>data<text:change-end text:change-id="ct394134000"/> content transported by the Datagram Protocol. <text:s/>This can be up to <text:change-start text:change-id="ct170034304"/>72<text:change-end text:change-id="ct170034304"/><text:change text:change-id="ct278844880"/>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5"> from multiple source nodes to multiple destination nodes. These are typically used to announce that something of interest has happened on the layouts so that controlled devices can respond.</text:span><text:span text:style-name="T5"> Also includes inquiry and response messages for exam</text:span><text:span text:style-name="T5">ining configuration and status.</text:span></text:p>
      <text:p text:style-name="List_20_Heading">Event ID (EID)</text:p>
      <text:p text:style-name="P10">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4">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4">other nodes, but may be the target of e.g. configuration operations.</text:span></text:p>
      <text:p text:style-name="List_20_Heading"><text:soft-page-break/>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169995728"/>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169995728"/>Wire protocol</text:p>
      <text:p text:style-name="P11">Version of the OpenLCB common messages, interactions, etc adapted to a particular transport mechanism. Examples are the wire protocols for CAN bus segments and TCP/IP links. </text:p>
      <text:h text:style-name="P16"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261764096"/></text:p>
      <text:p text:style-name="List_20_Heading">OpenLCB-CAN</text:p>
      <text:p text:style-name="List_20_Contents">Short form for “OpenLCB as implemented on a CAN link”. For example, “O<text:change-end text:change-id="ct261764096"/><text:change-start text:change-id="ct261890864"/>penLCB-CAN message” refers to an OpenLCB message formatted for transmission over a CAN link.<text:change-end text:change-id="ct261890864"/></text:p>
      <text:p text:style-name="P13">Segment</text:p>
      <text:p text:style-name="List_20_Contents">A single CAN segment is the set of CAN nodes that share CAN arbitr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12-31T20:51:11">12/3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12-31T20:51:11">Dec 31, 2012</text:date></text:p>
            </table:table-cell>
            <table:table-cell table:style-name="Table1.C1" office:value-type="string">
              <text:p text:style-name="MP7">Preliminary Updated</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12-31T20:51:11">12/31/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3</meta:editing-cycles>
    <meta:editing-duration>PT13H57M33S</meta:editing-duration>
    <meta:generator>OpenOffice.org/3.4.1$Unix OpenOffice.org_project/341m1$Build-9593</meta:generator>
    <dc:date>2012-12-31T20:51:11</dc:date>
    <dc:creator>Bob Jacobsen</dc:creator>
    <meta:document-statistic meta:table-count="1" meta:image-count="1" meta:object-count="0" meta:page-count="4" meta:paragraph-count="98" meta:word-count="1579" meta:character-count="9549"/>
    <meta:user-defined meta:name="Info 1"/>
    <meta:user-defined meta:name="Info 2"/>
    <meta:user-defined meta:name="Info 3"/>
    <meta:user-defined meta:name="Info 4"/>
  </office:meta>
</office:document-meta>
</file>